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font-name="Liberation Serif" fo:font-size="12pt" style:text-underline-style="none" fo:font-weight="bold" officeooo:rsid="00101fb3" officeooo:paragraph-rsid="00101fb3" style:font-size-asian="12pt" style:font-weight-asian="bold" style:font-size-complex="12pt" style:font-weight-complex="bold"/>
    </style:style>
    <style:style style:name="P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Liberation Serif" fo:font-size="12pt" style:text-underline-style="none" fo:font-weight="bold" officeooo:rsid="00101fb3" officeooo:paragraph-rsid="00101fb3" style:font-size-asian="12pt" style:font-weight-asian="bold" style:font-size-complex="12pt" style:font-weight-complex="bold"/>
    </style:style>
    <style:style style:name="P3" style:family="paragraph" style:parent-style-name="Standard">
      <style:paragraph-properties fo:text-align="start" style:justify-single-word="false"/>
      <style:text-properties fo:color="#000000" loext:opacity="100%" style:font-name="Liberation Serif" fo:font-size="12pt" style:text-underline-style="none" fo:font-weight="bold" officeooo:rsid="00101fb3" officeooo:paragraph-rsid="0013fb79"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000000" loext:opacity="100%" style:font-name="Liberation Serif" fo:font-size="12pt" style:text-underline-style="none" fo:font-weight="bold" officeooo:rsid="00101fb3" officeooo:paragraph-rsid="001aa64e"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loext:opacity="100%" style:font-name="Liberation Serif" fo:font-size="12pt" style:text-underline-style="none" fo:font-weight="bold" officeooo:rsid="0011a50c" officeooo:paragraph-rsid="0011a50c"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loext:opacity="100%" style:font-name="Liberation Serif" fo:font-size="12pt" style:text-underline-style="none" fo:font-weight="bold" officeooo:rsid="001aa64e" officeooo:paragraph-rsid="001aa64e"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loext:opacity="100%" style:font-name="Liberation Serif" fo:font-size="12pt" style:text-underline-style="none" fo:font-weight="bold" officeooo:rsid="001db887" officeooo:paragraph-rsid="001aa64e"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loext:opacity="100%" style:font-name="Liberation Serif" fo:font-size="12pt" style:text-underline-style="none" fo:font-weight="normal" officeooo:rsid="00101fb3" officeooo:paragraph-rsid="00101fb3"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2pt" style:text-underline-style="none" fo:font-weight="normal" officeooo:rsid="00101fb3" officeooo:paragraph-rsid="00101fb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style:font-name="Liberation Serif" fo:font-size="12pt" style:text-underline-style="none" fo:font-weight="normal" officeooo:rsid="00101fb3" officeooo:paragraph-rsid="0017dc3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style:font-name="Liberation Serif" fo:font-size="12pt" style:text-underline-style="none" fo:font-weight="normal" officeooo:rsid="00101fb3" officeooo:paragraph-rsid="001601f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Liberation Serif" fo:font-size="12pt" style:text-underline-style="none" fo:font-weight="normal" officeooo:rsid="00101fb3" officeooo:paragraph-rsid="0011a50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font-name="Liberation Serif" fo:font-size="12pt" style:text-underline-style="none" fo:font-weight="normal" officeooo:rsid="00101fb3" officeooo:paragraph-rsid="0012b94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style:font-name="Liberation Serif" fo:font-size="12pt" style:text-underline-style="none" fo:font-weight="normal" officeooo:rsid="00101fb3" officeooo:paragraph-rsid="0013fb7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style:font-name="Liberation Serif" fo:font-size="12pt" style:text-underline-style="none" fo:font-weight="normal" officeooo:rsid="00101fb3" officeooo:paragraph-rsid="001aa64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style:font-name="Liberation Serif" fo:font-size="12pt" style:text-underline-style="none" fo:font-weight="normal" officeooo:rsid="0011a50c" officeooo:paragraph-rsid="001dac7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Liberation Serif" fo:font-size="12pt" style:text-underline-style="none" fo:font-weight="normal" officeooo:rsid="0012b940" officeooo:paragraph-rsid="0012b940"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style:font-name="Liberation Serif" fo:font-size="12pt" style:text-underline-style="none" fo:font-weight="normal" officeooo:rsid="001aa64e" officeooo:paragraph-rsid="001aa64e"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style:font-name="Liberation Serif" fo:font-size="12pt" style:text-underline-style="solid" style:text-underline-width="auto" style:text-underline-color="font-color" fo:font-weight="normal" officeooo:rsid="00101fb3" officeooo:paragraph-rsid="00101fb3"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style:font-name="Liberation Serif" fo:font-size="12pt" style:text-underline-style="solid" style:text-underline-width="auto" style:text-underline-color="font-color" fo:font-weight="normal" officeooo:rsid="00101fb3" officeooo:paragraph-rsid="0013fb7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loext:opacity="100%" style:font-name="Liberation Serif" fo:font-size="12pt" fo:font-style="normal" style:text-underline-style="none" fo:font-weight="normal" officeooo:rsid="0011a50c" officeooo:paragraph-rsid="0011a50c" style:font-size-asian="12pt" style:font-style-asian="normal" style:font-weight-asian="normal" style:font-size-complex="12pt" style:font-style-complex="normal" style:font-weight-complex="normal"/>
    </style:style>
    <style:style style:name="P22" style:family="paragraph" style:parent-style-name="Standard" style:master-page-name="">
      <loext:graphic-properties draw:fill="none"/>
      <style:paragraph-properties fo:margin-left="-2cm" fo:margin-right="0cm" fo:text-align="center" style:justify-single-word="false" fo:text-indent="0cm" style:auto-text-indent="false" style:page-number="auto" fo:background-color="transparent"/>
      <style:text-properties fo:color="#55308d" loext:opacity="100%" style:font-name="Liberation Serif" fo:font-size="12pt" style:font-size-asian="12pt" style:font-size-complex="12pt"/>
    </style:style>
    <style:style style:name="P23"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paragraph-rsid="00101fb3"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paragraph-rsid="00101fb3" style:font-size-asian="12pt" style:font-size-complex="12pt"/>
    </style:style>
    <style:style style:name="P25" style:family="paragraph" style:parent-style-name="Standard">
      <style:paragraph-properties fo:text-align="center" style:justify-single-word="false"/>
      <style:text-properties style:font-name="Liberation Serif" fo:font-size="12pt" style:font-size-asian="12pt" style:font-size-complex="12pt"/>
    </style:style>
    <style:style style:name="P26" style:family="paragraph" style:parent-style-name="Standard">
      <style:paragraph-properties fo:text-align="start" style:justify-single-word="false"/>
      <style:text-properties style:font-name="Liberation Serif" fo:font-size="12pt" officeooo:paragraph-rsid="0013fb79" style:font-size-asian="12pt" style:font-size-complex="12pt"/>
    </style:style>
    <style:style style:name="P27" style:family="paragraph" style:parent-style-name="Standard">
      <style:paragraph-properties fo:text-align="center" style:justify-single-word="false"/>
      <style:text-properties style:font-name="Liberation Serif" fo:font-size="12pt" style:text-underline-style="none" style:font-size-asian="12pt" style:font-size-complex="12pt"/>
    </style:style>
    <style:style style:name="P28" style:family="paragraph" style:parent-style-name="Standard">
      <style:paragraph-properties fo:text-align="start" style:justify-single-word="false"/>
      <style:text-properties fo:color="#ff0000" loext:opacity="100%" style:font-name="Liberation Serif" fo:font-size="12pt" style:text-underline-style="solid" style:text-underline-width="auto" style:text-underline-color="font-color" fo:font-weight="bold" officeooo:rsid="00101fb3" officeooo:paragraph-rsid="00101fb3"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ff0000" loext:opacity="100%" style:font-name="Liberation Serif" fo:font-size="12pt" style:text-underline-style="solid" style:text-underline-width="auto" style:text-underline-color="font-color" fo:font-weight="bold" officeooo:rsid="00101fb3" officeooo:paragraph-rsid="001601f8"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ff0000" loext:opacity="100%" style:font-name="Liberation Serif" fo:font-size="12pt" style:text-underline-style="solid" style:text-underline-width="auto" style:text-underline-color="font-color" fo:font-weight="bold" officeooo:rsid="00101fb3" officeooo:paragraph-rsid="0017dc39" style:font-size-asian="12pt" style:font-weight-asian="bold" style:font-size-complex="12pt" style:font-weight-complex="bold"/>
    </style:style>
    <style:style style:name="P31" style:family="paragraph" style:parent-style-name="Standard">
      <style:paragraph-properties fo:text-align="start" style:justify-single-word="false"/>
      <style:text-properties fo:color="#ff0000" loext:opacity="100%" style:font-name="Liberation Serif" fo:font-size="12pt" style:text-underline-style="solid" style:text-underline-width="auto" style:text-underline-color="font-color" fo:font-weight="bold" officeooo:rsid="00101fb3" officeooo:paragraph-rsid="001aa64e" style:font-size-asian="12pt" style:font-weight-asian="bold" style:font-size-complex="12pt" style:font-weight-complex="bold"/>
    </style:style>
    <style:style style:name="P32" style:family="paragraph" style:parent-style-name="Standard">
      <style:paragraph-properties fo:text-align="start" style:justify-single-word="false"/>
      <style:text-properties fo:color="#ff0000" loext:opacity="100%" style:font-name="Liberation Serif" fo:font-size="12pt" style:text-underline-style="solid" style:text-underline-width="auto" style:text-underline-color="font-color" fo:font-weight="bold" officeooo:rsid="00101fb3" officeooo:paragraph-rsid="001db887"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ff0000" loext:opacity="100%" style:font-name="Liberation Serif" fo:font-size="12pt" style:text-underline-style="solid" style:text-underline-width="auto" style:text-underline-color="font-color" fo:font-weight="bold" officeooo:rsid="00101fb3" officeooo:paragraph-rsid="00217a6b" style:font-size-asian="12pt" style:font-weight-asian="bold" style:font-size-complex="12pt" style:font-weight-complex="bold"/>
    </style:style>
    <style:style style:name="P34" style:family="paragraph" style:parent-style-name="Standard">
      <style:paragraph-properties fo:text-align="start" style:justify-single-word="false"/>
      <style:text-properties fo:color="#ff0000" loext:opacity="100%" style:font-name="Liberation Serif" fo:font-size="12pt" style:text-underline-style="none" fo:font-weight="bold" officeooo:rsid="00101fb3" officeooo:paragraph-rsid="001601f8" style:font-size-asian="12pt" style:font-weight-asian="bold" style:font-size-complex="12pt" style:font-weight-complex="bold"/>
    </style:style>
    <style:style style:name="P35" style:family="paragraph" style:parent-style-name="Standard">
      <style:paragraph-properties fo:text-align="start" style:justify-single-word="false"/>
      <style:text-properties fo:color="#ff860d" loext:opacity="100%" style:font-name="Liberation Serif" fo:font-size="12pt" style:text-underline-style="solid" style:text-underline-width="auto" style:text-underline-color="font-color" fo:font-weight="bold" officeooo:rsid="00101fb3" officeooo:paragraph-rsid="001bc48f"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ff860d" loext:opacity="100%" style:font-name="Liberation Serif" fo:font-size="12pt" style:text-underline-style="solid" style:text-underline-width="auto" style:text-underline-color="font-color" fo:font-weight="bold" officeooo:rsid="00101fb3" officeooo:paragraph-rsid="0012b940"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ff860d" loext:opacity="100%" style:font-name="Liberation Serif" fo:font-size="12pt" style:text-underline-style="solid" style:text-underline-width="auto" style:text-underline-color="font-color" fo:font-weight="bold" officeooo:rsid="00101fb3" officeooo:paragraph-rsid="00101fb3" style:font-size-asian="12pt" style:font-weight-asian="bold" style:font-size-complex="12pt" style:font-weight-complex="bold"/>
    </style:style>
    <style:style style:name="P38" style:family="paragraph" style:parent-style-name="Standard">
      <style:paragraph-properties fo:text-align="start" style:justify-single-word="false"/>
      <style:text-properties fo:color="#ff860d" loext:opacity="100%" style:font-name="Liberation Serif" fo:font-size="12pt" style:text-underline-style="solid" style:text-underline-width="auto" style:text-underline-color="font-color" fo:font-weight="bold" officeooo:rsid="00101fb3" officeooo:paragraph-rsid="0011a50c" style:font-size-asian="12pt" style:font-weight-asian="bold" style:font-size-complex="12pt" style:font-weight-complex="bold"/>
    </style:style>
    <style:style style:name="P39" style:family="paragraph" style:parent-style-name="Standard">
      <style:paragraph-properties fo:text-align="start" style:justify-single-word="false"/>
      <style:text-properties fo:color="#ff860d" loext:opacity="100%" style:font-name="Liberation Serif" fo:font-size="12pt" style:text-underline-style="solid" style:text-underline-width="auto" style:text-underline-color="font-color" fo:font-weight="bold" officeooo:rsid="00101fb3" officeooo:paragraph-rsid="0013fb79" style:font-size-asian="12pt" style:font-weight-asian="bold" style:font-size-complex="12pt" style:font-weight-complex="bold"/>
    </style:style>
    <style:style style:name="P40" style:family="paragraph" style:parent-style-name="Standard">
      <style:paragraph-properties fo:text-align="start" style:justify-single-word="false"/>
      <style:text-properties fo:color="#ff860d" loext:opacity="100%" style:font-name="Liberation Serif" fo:font-size="12pt" style:text-underline-style="solid" style:text-underline-width="auto" style:text-underline-color="font-color" fo:font-weight="bold" officeooo:rsid="00101fb3" officeooo:paragraph-rsid="001aa64e" style:font-size-asian="12pt" style:font-weight-asian="bold" style:font-size-complex="12pt" style:font-weight-complex="bold"/>
    </style:style>
    <style:style style:name="P41" style:family="paragraph" style:parent-style-name="Standard">
      <style:paragraph-properties fo:text-align="start" style:justify-single-word="false"/>
      <style:text-properties fo:color="#ff860d" loext:opacity="100%" style:font-name="Liberation Serif" fo:font-size="12pt" style:text-underline-style="solid" style:text-underline-width="auto" style:text-underline-color="font-color" fo:font-weight="bold" officeooo:rsid="00101fb3" officeooo:paragraph-rsid="001db887"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style:font-name="Liberation Serif" fo:font-size="12pt" officeooo:paragraph-rsid="001aa64e" style:font-size-asian="12pt" style:font-size-complex="12pt"/>
    </style:style>
    <style:style style:name="T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fo:font-weight="bold" officeooo:rsid="00101fb3" style:font-size-asian="13pt" style:font-weight-asian="bold" style:font-size-complex="13pt"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color="#ff860d" loext:opacity="100%" fo:font-size="13pt" style:text-underline-style="none" fo:font-weight="bold" officeooo:rsid="00101fb3" style:font-size-asian="13pt" style:font-weight-asian="bold" style:font-size-complex="13pt" style:font-weight-complex="bold"/>
    </style:style>
    <style:style style:name="T7" style:family="text">
      <style:text-properties fo:color="#ff860d" loext:opacity="100%" officeooo:rsid="00101fb3"/>
    </style:style>
    <style:style style:name="T8" style:family="text">
      <style:text-properties fo:color="#ff860d" loext:opacity="100%" officeooo:rsid="0011a50c"/>
    </style:style>
    <style:style style:name="T9" style:family="text">
      <style:text-properties fo:color="#ff860d" loext:opacity="100%" style:text-underline-style="none" fo:font-weight="bold" officeooo:rsid="00101fb3" style:font-weight-asian="bold" style:font-weight-complex="bold"/>
    </style:style>
    <style:style style:name="T10" style:family="text">
      <style:text-properties officeooo:rsid="0011a50c"/>
    </style:style>
    <style:style style:name="T11" style:family="text">
      <style:text-properties officeooo:rsid="0012b940"/>
    </style:style>
    <style:style style:name="T12" style:family="text">
      <style:text-properties fo:color="#ff0000" loext:opacity="100%" fo:font-size="12pt" style:text-underline-style="none" fo:font-weight="bold" officeooo:rsid="00101fb3" style:font-size-asian="12pt" style:font-weight-asian="bold" style:font-size-complex="12pt" style:font-weight-complex="bold"/>
    </style:style>
    <style:style style:name="T13" style:family="text">
      <style:text-properties fo:color="#ff0000" loext:opacity="100%" style:text-underline-style="none" fo:font-weight="bold" officeooo:rsid="00101fb3" style:font-weight-asian="bold" style:font-weight-complex="bold"/>
    </style:style>
    <style:style style:name="T14" style:family="text">
      <style:text-properties officeooo:rsid="00159e92"/>
    </style:style>
    <style:style style:name="T15" style:family="text">
      <style:text-properties fo:color="#000000" loext:opacity="100%" fo:font-size="12pt" style:text-underline-style="none" fo:font-weight="normal" officeooo:rsid="00101fb3" style:font-size-asian="12pt" style:font-weight-asian="normal" style:font-size-complex="12pt" style:font-weight-complex="normal"/>
    </style:style>
    <style:style style:name="T16" style:family="text">
      <style:text-properties fo:color="#000000" loext:opacity="100%" fo:font-size="12pt" style:text-underline-style="none" fo:font-weight="normal" officeooo:rsid="001aa64e" style:font-size-asian="12pt" style:font-weight-asian="normal" style:font-size-complex="12pt" style:font-weight-complex="normal"/>
    </style:style>
    <style:style style:name="T17" style:family="text">
      <style:text-properties fo:color="#000000" loext:opacity="100%" fo:font-size="12pt" style:text-underline-style="none" fo:font-weight="bold" officeooo:rsid="0011a50c" style:font-size-asian="12pt" style:font-weight-asian="bold" style:font-size-complex="12pt" style:font-weight-complex="bold"/>
    </style:style>
    <style:style style:name="T18" style:family="text">
      <style:text-properties fo:color="#000000" loext:opacity="100%" style:text-underline-style="none" fo:font-weight="bold" officeooo:rsid="0011a50c" style:font-weight-asian="bold" style:font-weight-complex="bold"/>
    </style:style>
    <style:style style:name="T19" style:family="text">
      <style:text-properties fo:color="#000000" loext:opacity="100%" style:text-underline-style="none" fo:font-weight="normal" officeooo:rsid="00101fb3" style:font-weight-asian="normal" style:font-weight-complex="normal"/>
    </style:style>
    <style:style style:name="T20" style:family="text">
      <style:text-properties fo:color="#000000" loext:opacity="100%" style:text-underline-style="none" fo:font-weight="normal" officeooo:rsid="001aa64e" style:font-weight-asian="normal" style:font-weight-complex="normal"/>
    </style:style>
    <style:style style:name="T21" style:family="text">
      <style:text-properties officeooo:rsid="0017dc39"/>
    </style:style>
    <style:style style:name="T22" style:family="text">
      <style:text-properties officeooo:rsid="0019cd13"/>
    </style:style>
    <style:style style:name="T23" style:family="text">
      <style:text-properties officeooo:rsid="001aa64e"/>
    </style:style>
    <style:style style:name="T24" style:family="text">
      <style:text-properties officeooo:rsid="001bc48f"/>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1db887"/>
    </style:style>
    <style:style style:name="T28" style:family="text">
      <style:text-properties fo:font-weight="bold" style:font-weight-asian="bold" style:font-weight-complex="bold"/>
    </style:style>
    <style:style style:name="T29" style:family="text">
      <style:text-properties fo:font-weight="bold" officeooo:rsid="00101fb3" style:font-weight-asian="bold" style:font-weight-complex="bold"/>
    </style:style>
    <style:style style:name="T30" style:family="text">
      <style:text-properties officeooo:rsid="00217a6b"/>
    </style:style>
    <style:style style:name="T31" style:family="text">
      <style:text-properties officeooo:rsid="00225b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text:span text:style-name="T26">Προηγμένα Θέματα Δικτύων</text:span></text:p>
      <text:p text:style-name="P25"><text:span text:style-name="T26"/></text:p>
      <text:p text:style-name="P27"><text:span text:style-name="T28">Πιθανές ερωτήσεις θεωρίας</text:span><text:span text:style-name="T29">&amp;απαντήσεις</text:span></text:p>
      <text:p text:style-name="P24"><text:span text:style-name="T9"/></text:p>
      <text:p text:style-name="P23"><text:span text:style-name="T7">Ερώτηση 1 (Πρόοδος 2021,</text:span><text:span text:style-name="T8">Τελική Εξέταση 2023</text:span><text:span text:style-name="T7">)</text:span></text:p>
      <text:p text:style-name="P1">Ποιος είναι ο στόχος των Επικοινωνιών;</text:p>
      <text:p text:style-name="P28">Απάντηση:</text:p>
      <text:p text:style-name="P8">Στόχος των επικοινωνιών είναι η μετάδοση ενός μηνύματος από ένα σημείο σε ένα άλλο και</text:p>
      <text:p text:style-name="P8">η ορθή, πλήρης και κατανοητή λήψη του από τον εξουσιοδοτημένο παραλήπτη.Αυτή επιτυγχάνεται είτε με απλή επικοινωνία σε μικρή απόσταση <text:s/>ή με τηλεπικοινωνία σε μεγάλη απόσταση.</text:p>
      <text:p text:style-name="P1"/>
      <text:p text:style-name="P35">Ερώτηση 2 (Πρόοδος 2021,<text:span text:style-name="T11">Πρόοδος </text:span><text:span text:style-name="T24">2024</text:span>)</text:p>
      <text:p text:style-name="P1">Ποιες βασικές αρχές πρέπει να πληρούν οι κώδικες (πχ EBCDIC, ASCII κλπ.) ώστε να επιτυγχάνουν τον σκοπό τους εύκολα και χωρίς προβλήματα;</text:p>
      <text:p text:style-name="P28">Απάντηση:</text:p>
      <text:p text:style-name="P8">Ένας κώδικας πρέπει να είναι αποδοτικός (να έχει όσο λιγότερες κενές θέσεις), να διευκολύνει το πρόγραμμα ταξινόμησης, τον διαχωρισμό μεταξύ αλφαριθμητικού, συμβόλων και χαρακτήρων ελέγχου, καθώς να παρέχει και χαρακτήρες ελέγχου για την ομαλή ροή δεδομένων, αναγνώριση και διόρθωση τυχόν σφαλμάτων.</text:p>
      <text:p text:style-name="P8"/>
      <text:p text:style-name="P36">Ερώτηση 3 (Πρόοδος 2021,<text:span text:style-name="T10">Τελική Εξέταση 2023,</text:span><text:span text:style-name="T11">Πρόοδος 2022</text:span>)</text:p>
      <text:p text:style-name="P2">Εξηγήστε πως ο κώδικας Morse έχει μεταβλητό αριθμό bit <text:span text:style-name="T22">α</text:span>να χαρακτήρα και τι επιτυγχάνει έχοντας μεταβλητό αριθμό bit ανά χαρακτήρα;</text:p>
      <text:p text:style-name="P28">Απάντηση:</text:p>
      <text:p text:style-name="P9">Ο κώδικας Morse έχει μεταβλητό αριθμό γιατί για σύμβολα που χρησιμοποιούνται συχνά έχουν λιγότερα bits και για σύμβολα που χρησιμοποιούνται πιο σπάνια έχουν περισσότερα bits. Μέσω της μεταβλητότητας επιτυγχάνει μεγαλύτερο ρυθμό μετάδοσης.</text:p>
      <text:p text:style-name="P19"><text:span text:style-name="T4"/></text:p>
      <text:p text:style-name="P35">Ερώτηση 4 (Πρόοδος 2021,<text:span text:style-name="T10">Τελική Εξέταση 2023,</text:span><text:span text:style-name="T11">Πρόοδος </text:span><text:span text:style-name="T24">2024</text:span>)</text:p>
      <text:p text:style-name="P1">Τι ονομάζεται σήμα χρονισμού στην σύγχρονη μετάδοση; Τι ‘υποκαθιστά’ το σήμα χρονισμού στην ασύγχρονη μετάδοση;</text:p>
      <text:p text:style-name="P28">Απάντηση:</text:p>
      <text:p text:style-name="P10">Σήμα χρονισμού είναι μια τετραγωνική κυματομορφή, συχνότητας ίση με τον ρυθμό μετάδοσης. Δημιουργείται από ένα ρολόι και οι παρυφές του σήματος είναι στη μέση από κάθε bit.</text:p>
      <text:p text:style-name="P10">Στην ασύγχρονη σύνδεση αντί για σήμα χρονισμού υπάρχουν παύσεις μεταξύ των συμβόλων.</text:p>
      <text:p text:style-name="P19"><text:span text:style-name="T4"/></text:p>
      <text:p text:style-name="P35">Ερώτηση 5 (Πρόοδος 2021,<text:span text:style-name="T11">Πρόοδος 2022,Πρόοδος </text:span><text:span text:style-name="T24">2024</text:span>)</text:p>
      <text:p text:style-name="P1">Ποιές από τις παρακάτω μεθόδους μεταγωγής είναι κατάλληλες για χρήση σε εφαρμογές πραγματικού χρόνου (real time) και γιατί;</text:p>
      <text:p text:style-name="P1">α1) κυκλώματος</text:p>
      <text:p text:style-name="P1">α2) μηνύματος</text:p>
      <text:p text:style-name="P1">α3) πακέτων datagram</text:p>
      <text:p text:style-name="P1">α4) πακέτων νοητού κυκλώματος (virtual circuit)</text:p>
      <text:p text:style-name="P34">Απάντηση:</text:p>
      <text:p text:style-name="P19"><text:span text:style-name="T5">α1)</text:span><text:span text:style-name="T4"> Η μέθοδος κυκλώματος είναι κατάλληλη για εφαρμογές πραγματικού χρόνου, αφού κατά</text:span></text:p>
      <text:p text:style-name="P8">την επικοινωνία των συνδρομητών αφιερώνεται μία φυσική ζεύξη και οι χρήστες μπορούν να</text:p>
      <text:p text:style-name="P8">χρησιμοποιούν όλη τη μεταφορική ικανότητα της γραμμής.</text:p>
      <text:p text:style-name="P19"><text:span text:style-name="T5">α2)</text:span><text:span text:style-name="T4"> Η μέθοδος μηνύματος ΔΕΝ είναι κατάλληλη για εφαρμογές πραγματικού χρόνου, αφού</text:span></text:p>
      <text:p text:style-name="P8">κατά τη μετάδοση ενός μηνύματος, από τη στιγμή που δεν αφιερώνεται στη σύνδεση η</text:p>
      <text:p text:style-name="P8">φυσική ζεύξη και χρησιμοποιείται και από άλλους συνδρομητές, υπάρχει περίπτωση να</text:p>
      <text:p text:style-name="P8">υπάρξουν καθυστερήσεις αγνώστου διάρκειας, που σημαίνει ότι δε γνωρίζουμε πόσο θα</text:p>
      <text:p text:style-name="P8">χρειαστεί για να φτάσει το μήνυμα στον παραλήπτη.</text:p>
      <text:p text:style-name="P19"><text:soft-page-break/><text:span text:style-name="T5">α3) </text:span><text:span text:style-name="T4">Η μέθοδος datagram είναι κατάλληλη για εφαρμογές πραγματικού χρόνου, αφού ένα</text:span></text:p>
      <text:p text:style-name="P8">μήνυμα διαιρείται σε πολλά μικρά σε μέγεθος πακέτα και μπορεί να γίνει χρήση πολλών</text:p>
      <text:p text:style-name="P8">διαφορετικών διαδρομών για να φτάσει το κάθε πακέτο (μέρος του συνολικού μηνύματος στο</text:p>
      <text:p text:style-name="P8">παραλήπτη, ακόμα και σε περίπτωση που συναντηθεί αυξημένη συμφόρηση σε κάποιο</text:p>
      <text:p text:style-name="P8">κόμβο το πακέτο θα φτάσει με πολύ μικρή καθυστέρηση η οποία δεν επηρεάζει την</text:p>
      <text:p text:style-name="P8">εφαρμογή πραγματικού χρόνου.</text:p>
      <text:p text:style-name="P19"><text:span text:style-name="T5">α4)</text:span><text:span text:style-name="T4"> Η μέθοδος πακέτων νοητού κυκλώματος είναι κατάλληλη για εφαρμογές πραγματικού</text:span></text:p>
      <text:p text:style-name="P8">χρόνου αφού στην αρχή της επικοινωνίας ορίζεται το μονοπάτι που θα ακολουθήσουν τα</text:p>
      <text:p text:style-name="P8">πακέτα για να φτάσουν στο παραλήπτη (είναι ίδιο για όλα τα πακέτα) και τα πακέτα</text:p>
      <text:p text:style-name="P8">στέλνονται με τη σειρά. Παρότι μοιάζει με τη μέθοδο μηνύματος, σε αυτή την περίπτωση τοελάχιστο μέγεθος του κάθε πακέτο, δε θα επιτρέψει αγνώστου διάρκειας καθυστερήσεις, με</text:p>
      <text:p text:style-name="P8">αποτέλεσμα τα πακέτα να φτάσουν στην ώρα τους στον παραλήπτη</text:p>
      <text:p text:style-name="P19"><text:span text:style-name="T4"/></text:p>
      <text:p text:style-name="P35">Ερώτηση 7 (Πρόοδος 2021,<text:span text:style-name="T11">Πρόοδος </text:span><text:span text:style-name="T24">2024</text:span>)</text:p>
      <text:p text:style-name="P1">Ποια είναι τα πλεονεκτήματα της χρήσης της διαστρωμάτωσης και του προτύπου του OSI;</text:p>
      <text:p text:style-name="P28">Απάντηση:</text:p>
      <text:p text:style-name="P11">- Διαλειτουργικότητα μεταξύ συσκευών διαφορετικών κατασκευαστών.</text:p>
      <text:p text:style-name="P11">- Εξειδίκευση συσκευών και λογισμικών.</text:p>
      <text:p text:style-name="P11">- Ευκολία στον εντοπισμό και στην αντιμετώπιση λειτουργικών σφαλμάτων και βλαβών.</text:p>
      <text:p text:style-name="P11">- Ανεξαρτησία λειτουργιών μεταξύ των επιπέδων.</text:p>
      <text:p text:style-name="P11">- Επικοινωνία μεταξύ συστημάτων γίνεται σε ομότιμα επίπεδα.</text:p>
      <text:p text:style-name="P19"><text:span text:style-name="T4"/></text:p>
      <text:p text:style-name="P37">Ερώτηση 8 ( Τελική Εξέταση 2023)</text:p>
      <text:p text:style-name="P5">Πως διακρίνουμε την «Επικοινώνια» απο την «Τηλεπικοινώνια» δηλαδή πότε έχουμε <text:s/>«Επικοινώνια» και πότε «Τηλεπικοινώνια» ;</text:p>
      <text:p text:style-name="P28">Απάντηση:</text:p>
      <text:p text:style-name="P8">Η διάκριση μεταξύ επικοινωνίας και τηλεπικοινωνίας βασίζεται στο αν η πληροφορία αλλάζει μορφή κατά τη μετάδοσή της και στην απόσταση που διανύει. Συγκεκριμένα:</text:p>
      <text:p text:style-name="P16"><text:span text:style-name="T25">Επικοινωνία:</text:span> Στην επικοινωνία, η πληροφορία δεν αλλάζει μορφή κατά τη μετάδοσή της και συνήθως πραγματοποιείται σε μικρές αποστάσεις.</text:p>
      <text:p text:style-name="P16"><text:span text:style-name="T25">Τηλεπικοινωνία:</text:span> Στην τηλεπικοινωνία, η πληροφορία αλλάζει μορφή κατά τη μετάδοσή της και συνήθως πραγματοποιείται σε μεγάλες αποστάσεις.</text:p>
      <text:p text:style-name="P16"/>
      <text:p text:style-name="P38">Ερώτηση <text:span text:style-name="T10">9 </text:span>( Τελική Εξέταση 2023,<text:span text:style-name="T11">Πρόοδος 2022,Πρόοδος </text:span><text:span text:style-name="T24">2024</text:span>)</text:p>
      <text:p text:style-name="P5">Τι είναι κώδικας Η/Υ;</text:p>
      <text:p text:style-name="P28">Απάντηση:</text:p>
      <text:p text:style-name="P21">Οι κώδικες είναι πίνακες αμφιμονοσήμαντης αντιστοιχίας χαρακτήρων σε σειρές από bit.</text:p>
      <text:p text:style-name="P21">Γνωστοί κώδικες:</text:p>
      <text:p text:style-name="P21">● ASCII</text:p>
      <text:p text:style-name="P21">● UNICODE</text:p>
      <text:p text:style-name="P21">● ΕΛΟΤ</text:p>
      <text:p text:style-name="P21">● EBCDIC</text:p>
      <text:p text:style-name="P21"><text:span text:style-name="T14">Κ</text:span>ύριο χαρακτηριστικό κάθε κώδικα είναι ο αριθμός των bit που χρησιμοποιεί για την</text:p>
      <text:p text:style-name="P21">αναπαράσταση των συμβόλων.</text:p>
      <text:p text:style-name="P21"/>
      <text:p text:style-name="P36">Ερώτηση <text:span text:style-name="T10">11 </text:span>( Τελική Εξέταση 2023,<text:span text:style-name="T11">Πρόοδος 2022</text:span>)</text:p>
      <text:p text:style-name="P5">Περιγραψτέ τις μεθοδους «store and forward» and «cut through» στα switches. Αναφέρατε απο ενα πλεονεκτημα των παραπάνω μεθοδων.</text:p>
      <text:p text:style-name="P29">Απάντηση:</text:p>
      <text:p text:style-name="P12">Με την τεχνική store and forward το switch παραλαμβάνει και αποθηκεύει όλοκληρο το</text:p>
      <text:p text:style-name="P12">πλαίσιο στην προσωρινή μνήμη του και ελέγχει την ορθότητα του από πιθανά σφάλματα,</text:p>
      <text:p text:style-name="P12">πριν την αποστολή του στη θύρα του παραλήπτη. Αν εντοπίσει σφάλματα, απλώς</text:p>
      <text:p text:style-name="P12"><text:soft-page-break/>απορρίπτει το πλαίσιο. Το πλεονέκτημα αυτή της τεχνικής είναι ότι μπορεί η αποστολή να</text:p>
      <text:p text:style-name="P12">γίνει σε θύρα διαφορετικής ταχύτητας από αυτήν της λήψης επιτρέποντας διασύνδεση</text:p>
      <text:p text:style-name="P12">σταθμών με διαφορετικές ταχύτητες.Με την τεχνική cut through το switch διαβάζει κατά τη λήψη ενός πλαισίου τη διεύθυνση</text:p>
      <text:p text:style-name="P12">παραλήπτη που υπάρχει στο header του πλαισίου και ξεκινά άμεσα την εκπομπή του</text:p>
      <text:p text:style-name="P12">πλαισίου προς τον συγκεκριμένο παραλήπτη, πριν ακόμα ολοκληρωθεί η λήψη όλου του</text:p>
      <text:p text:style-name="P12">πλαισίου. Το πλεονέκτημα αυτή της τεχνικής είναι ότι επιταχύνεται δραματικά η ταχύτητα και</text:p>
      <text:p text:style-name="P12">οι επιδόσεις του switch επειδή γλυτώνουμε την καθυστέρηση μιας πρόσθετης σειριακής</text:p>
      <text:p text:style-name="P12">μετάδοσης, κάνωντας το switch να λειτουργεί σχεδόν όπως το hub.</text:p>
      <text:p text:style-name="P12"/>
      <text:p text:style-name="P35">Ερώτηση <text:span text:style-name="T10">1</text:span><text:span text:style-name="T21">2</text:span><text:span text:style-name="T10"> </text:span>( <text:span text:style-name="T11">Πρόοδος 2022,Πρόοδος </text:span><text:span text:style-name="T24">2024</text:span>)</text:p>
      <text:p text:style-name="P5">Δώστε ενα πλεονεκτημα της ασυγχρονης μεταδοσης και ενα πλεονεκτημα της συχρονης μεταδοσης</text:p>
      <text:p text:style-name="P29">Απάντηση:</text:p>
      <text:p text:style-name="P11">Το πλεονέκτημα της ασύγχρονης μετάδοσης είναι ότι υλοποιείται εύκολα με χαμηλού κόστους</text:p>
      <text:p text:style-name="P11">συσκευές.</text:p>
      <text:p text:style-name="P11">Ένα πλεονέκτημα της σύγχρονης μετάδοσης είναι ότι διαθέτει αποδοτικότερους μηχανισμούς</text:p>
      <text:p text:style-name="P11">ελέγχου σφαλμάτων και γενικά είναι αρκετά πιο αποδοτική από την ασύγχρονη μετάδοση.</text:p>
      <text:p text:style-name="P29"/>
      <text:p text:style-name="P36">Ερώτηση <text:span text:style-name="T10">1</text:span><text:span text:style-name="T21">3</text:span><text:span text:style-name="T10"> </text:span>( <text:span text:style-name="T11">Πρόοδος 2022</text:span>)</text:p>
      <text:p text:style-name="P5">Δώστε δυο πλεονεκτήματα του 10-base ή Twisted Pair Ethernet εναντι των Thick και Thin Ethernet.</text:p>
      <text:p text:style-name="P29">Απάντηση:</text:p>
      <text:p text:style-name="P17">●Η χρήση τοπολογίας αστέρα βοηθά σημαντικά στην ανίχνευση και αποκατάσταση</text:p>
      <text:p text:style-name="P17">βλαβών/διακοπών του καλωδίου</text:p>
      <text:p text:style-name="P17">●Η χρήση καλωδίου συνεστραμμένων ζευγών αντί ομοαξονικού καλωδίου βοηθά στην</text:p>
      <text:p text:style-name="P17">ευχρηστία</text:p>
      <text:p text:style-name="P17"/>
      <text:p text:style-name="P36">Ερώτηση <text:span text:style-name="T10">1</text:span><text:span text:style-name="T21">4</text:span><text:span text:style-name="T10"> </text:span>( <text:span text:style-name="T11">Πρόοδος 2022</text:span>)</text:p>
      <text:p text:style-name="P5">Αναφέρατε <text:span text:style-name="T31">5 </text:span>περιπτωσεις που μπορουμε να χρησιμοποιησουμε γεφυρα(bridge) στα τοπικα δικτυα</text:p>
      <text:p text:style-name="P29">Απάντηση:</text:p>
      <text:p text:style-name="P17">Οι γέφυρες είναι χρήσιμες για:</text:p>
      <text:p text:style-name="P17">● διαίρεση ενός τοπικού δικτύου με πολλούς χρήστες σε τμήματα για τη βελτίωση της</text:p>
      <text:p text:style-name="P17">απόδοσης τους με τη μείωση των συγκρούσεων.</text:p>
      <text:p text:style-name="P17">● σύνδεση διάφορων προϋπαρχόντων τοπικών δικτύων, σε ένα κτίριο.</text:p>
      <text:p text:style-name="P17">● σύνδεση τοπικών δικτύων διαφορετικού τύπου</text:p>
      <text:p text:style-name="P17">● διαίρεση ενός τοπικού δικτύου σε περισσότερα, λόγω μεγάλου μήκους καλωδίων.</text:p>
      <text:p text:style-name="P17">● σύνδεση δύο τοπικών δικτύων γεωγραφικά απομακρυσμένων.</text:p>
      <text:p text:style-name="P17"/>
      <text:p text:style-name="P39">Ερώτηση <text:span text:style-name="T10">1</text:span><text:span text:style-name="T21">5</text:span></text:p>
      <text:p text:style-name="P26"><text:span text:style-name="T18">Στα δίκτυα μεταγωγής πακέτων, ποια είναι τα πλεονεκτήματα της μεθόδου datagram έναντι της virtual circuit (νοητού κυκλώματος); </text:span><text:span text:style-name="T19"><text:s/></text:span><text:span text:style-name="T13">Διαφάνειες Κεφ 11 σελ 24</text:span></text:p>
      <text:p text:style-name="P29">Απάντηση:</text:p>
      <text:p text:style-name="P13">Πλεονεκτήματα της datagram τεχνικής είναι:</text:p>
      <text:p text:style-name="P13">Η αυξημένη διαθεσιμότητα καθώς αν ένας κόμβος χαλάσει, τα νοητά κυκλώματα που</text:p>
      <text:p text:style-name="P13">διέρχονται από τον κόμβο αυτό θα χαθούν, ενώ με την datagram θα διοχετευτούν από</text:p>
      <text:p text:style-name="P13">εναλλακτικούς δρόμους μέσω άλλων κόμβων.</text:p>
      <text:p text:style-name="P13">Η ευκολία αναδρομολόγησης καθώς σε περίπτωση συμφόρησης σε κάποια μέρη του</text:p>
      <text:p text:style-name="P13">δικτύου, με την τεχνική virtual circuit είναι αρκετά πιο δύσκολο να αναδρομολογηθούν τα</text:p>
      <text:p text:style-name="P13">μηνύματα προς άλλη κατεύθυνση απ’ ότι με την datagram.</text:p>
      <text:p text:style-name="P13">Στην datagram δεν απαιτείται φάση έναρξης συνομιλίας</text:p>
      <text:p text:style-name="P13"><text:soft-page-break/></text:p>
      <text:p text:style-name="P39">Ερώτηση <text:span text:style-name="T10">1</text:span><text:span text:style-name="T21">6</text:span></text:p>
      <text:p text:style-name="P5">Περιγράψτε τις μορφές επικοινωνίας Simplex, Half Duplex και Full Duplex.</text:p>
      <text:p text:style-name="P29">Απάντηση:</text:p>
      <text:p text:style-name="P14">Simplex η πληροφορία μεταδίδεται μόνο προς τη μια κατεύθυνση.</text:p>
      <text:p text:style-name="P14">Half-Duplex η πληροφορία μεταδίδεται και στις δύο κατευθύνσεις αλλά όχι ταυτόχρονα.</text:p>
      <text:p text:style-name="P14">Full-Duplex η πληροφορία μεταδίδεται και στις δύο κατευθύνσεις ταυτόχρονα.</text:p>
      <text:p text:style-name="P39"/>
      <text:p text:style-name="P39">Ερώτηση <text:span text:style-name="T10">1</text:span><text:span text:style-name="T21">7</text:span></text:p>
      <text:p text:style-name="P5">Δώστε την κατάταξη των μεθόδων μεταγωγής (κυκλώματος, μηνύματος και πακέτων)</text:p>
      <text:p text:style-name="P5">ως προς την εκμετάλλευση των φυσικών συνδέσεων του δικτύου. Αιτιολογείστε την</text:p>
      <text:p text:style-name="P5">απάντηση σας.</text:p>
      <text:p text:style-name="P30">Απάντηση:</text:p>
      <text:p text:style-name="P14">Κατάταξη:</text:p>
      <text:p text:style-name="P14">Μέθοδος Μηνύματος</text:p>
      <text:p text:style-name="P14">Μέθοδος Πακέτων - Virtual Circuit</text:p>
      <text:p text:style-name="P14">Μέθοδος Πακέτων - Datagram</text:p>
      <text:p text:style-name="P14">Μέθοδος Κυκλώματος</text:p>
      <text:p text:style-name="P14">Στη πρώτη θέση είναι η μέθοδος μηνύματος, καθώς το κανάλι απασχολείται με την μετάδοση</text:p>
      <text:p text:style-name="P14">ενός μηνύματος αποκλειστικά και εκ περιτροπής και υπάρχει μόνο μία κεφαλίδα ανά μήνυμα.</text:p>
      <text:p text:style-name="P14">Έπειτα η μέθοδος πακέτων virtual circuit καθώς στέλνει όλα τα πακέτα από την ίδια</text:p>
      <text:p text:style-name="P14">διαδρομή και χρειάζεται μικρό overhead επειδή η κεφαλίδα περιλαμβάνει τον αριθμό του</text:p>
      <text:p text:style-name="P14">νοητού κυκλώματος.Τρίτη είναι η μέθοδος datagram καθώς αφού τα πακέτα στέλνονται από διαφορετικές διαδρομές χρησιμοποιούν μεγαλύτερο overhead επειδή η κεφαλίδα περιλαμβάνει την</text:p>
      <text:p text:style-name="P14">διεύθυνση του παραλήπτη.Τέλος, η μέθοδος κυκλώματος, αφού αφιερώνει το κανάλι με αποτέλεσμα να μη μπορεί να χρησιμοποιηθεί από άλλους συνδρομητές και η γραμμή παραμένει κατειλημμένη ακόμα και όταν δε μεταφέρονται πληροφορίες.</text:p>
      <text:p text:style-name="P14"/>
      <text:p text:style-name="P40">Ερώτηση <text:span text:style-name="T10">1</text:span><text:span text:style-name="T23">8</text:span></text:p>
      <text:p text:style-name="P3">Τι είναι επικοινωνία;</text:p>
      <text:p text:style-name="P14">η αποστολή μηνύματος από ένα σημείο σε ένα άλλο η επιβεβαίωση της πλήρους,ορθής <text:span text:style-name="T23">και </text:span>κατανοητής λήψης από τον εξουσιοδοτημένο παραλήπτη.</text:p>
      <text:p text:style-name="P14"/>
      <text:p text:style-name="P40">Ερώτηση <text:span text:style-name="T10">1</text:span><text:span text:style-name="T23">9</text:span></text:p>
      <text:p text:style-name="P3">Τι είναι τηλεπικοινωνία;</text:p>
      <text:p text:style-name="P14">Η επικοινωνία σε μακρινή απόσταση</text:p>
      <text:p text:style-name="P14">Οι επικοινωνίες σε μεγάλες αποστάσεις μας υποχρεώνουν – λόγω ανεπάρκειας του μέσου</text:p>
      <text:p text:style-name="P14">μετάδοσης – να αλλάξουμε τη μορφή της πληροφορίας προκειμένου να τη μεταδώσουμε.</text:p>
      <text:p text:style-name="P14"/>
      <text:p text:style-name="P40">Ερώτηση <text:span text:style-name="T23">20</text:span></text:p>
      <text:p text:style-name="P3">Ποία είναι η διαφορά ανάμεσα σε επικοινωνία και τηλεπικοινωνία;</text:p>
      <text:p text:style-name="P20">Επικοινωνία:</text:p>
      <text:p text:style-name="P14">όταν η πληροφορία δεν αλλάζει μορφή προκειμένου να μεταφερθεί σε μικρές αποστάσεις</text:p>
      <text:p text:style-name="P20">Τηλεπικοινωνία:</text:p>
      <text:p text:style-name="P14">όταν η πληροφορία αλλάζει μορφή προκειμένου να μεταφερθεί σε μεγάλες αποστάσεις</text:p>
      <text:p text:style-name="P14"/>
      <text:p text:style-name="P18"/>
      <text:p text:style-name="P40">Ερώτηση 21</text:p>
      <text:p text:style-name="P6">Πώς λειτουργεί η τεχνική επιλεκτικής επανεκπομπής (selective retransmission);</text:p>
      <text:p text:style-name="P6">Αναφέρατε τα δυο βασικά μειονεκτήματα της. Σε ποιες περιπτώσεις είναι</text:p>
      <text:p text:style-name="P6">αποδοτική/χρησιμοποιείται;</text:p>
      <text:p text:style-name="P30">Απάντηση:</text:p>
      <text:p text:style-name="P18"><text:soft-page-break/>Σε αυτήν την τεχνική, σε περίπτωση εσφαλμένης λήψης (NAK ή timeout) επανεκπέμπεται</text:p>
      <text:p text:style-name="P18">MONO το εσφαλμένο block, άρα ο αριθμός των block που ξανα-στέλνονται είναι σαφώς</text:p>
      <text:p text:style-name="P18">μικρότερος από την Go-Back-N. Ο δέκτης αποθηκεύει τα block που λαμβάνει ώστε όταν πάρει ορθά ένα block που αρχικά έλαβε λάθος, να το τοποθετήσει στη σωστή σειρά και μετά να παραδώσει τα επόμενα block που έχει αποθηκευμένα.</text:p>
      <text:p text:style-name="P18">Μειονεκτήματα της είναι ότι</text:p>
      <text:p text:style-name="P18">Απαιτούνται, εκτός από τη μνήμη στο αποστολέα,</text:p>
      <text:p text:style-name="P18">• Σύνθετα κυκλώματα στον δέκτη ώστε να τοποθετούνται τα block στη σωστή σειρά</text:p>
      <text:p text:style-name="P18">• Μεγάλη προσωρινή μνήμη στον δέκτη για να αποθηκεύει τα block που έλαβε σωστά και</text:p>
      <text:p text:style-name="P18">ακολουθούν εσφαλμένο block</text:p>
      <text:p text:style-name="P18">Εφαρμόζεται όταν συμβαίνουν συχνά σφάλματα.</text:p>
      <text:p text:style-name="P18"/>
      <text:p text:style-name="P40">Ερώτηση 2<text:span text:style-name="T23">2</text:span></text:p>
      <text:p text:style-name="P4">Να δοθεί το βασικό μειονέκτημα κάθε μιας από τις τρεις μεθόδους επανεκπομπής</text:p>
      <text:p text:style-name="P4">ARQ.</text:p>
      <text:p text:style-name="P31">Απάντηση:</text:p>
      <text:p text:style-name="P15">Στη Stop-and-Wait το μειονέκτημα είναι ότι χάνεται πολύς χρόνος προκειμένου να</text:p>
      <text:p text:style-name="P15">εξασφαλισθεί η επιβεβαίωση των μηνυμάτων.</text:p>
      <text:p text:style-name="P15">Στην Go-Back-N το βασικό μειονέκτημα είναι η χρονική καθυστέρηση για την επαναποστολή</text:p>
      <text:p text:style-name="P15">block που έλαβε σωστά ο παραλήπτης αλλά ακολουθούν ένο block</text:p>
      <text:p text:style-name="P15">και τέλος στη Selective Repeat το βασικό μειονέκτημεσφαλμα είναι ότι απαιτούνται, εκτός από τη</text:p>
      <text:p text:style-name="P15">μνήμη στο αποστολέα,</text:p>
      <text:p text:style-name="P15">• Σύνθετα κυκλώματα στον δέκτη ώστε να τοποθετούνται τα block στη σωστή σειρά </text:p>
      <text:p text:style-name="P15">• Μεγάλη προσωρινή μνήμη στον δέκτη για να αποθηκεύει τα block που έλαβε σωστά και</text:p>
      <text:p text:style-name="P15">ακολουθούν εσφαλμένο block</text:p>
      <text:p text:style-name="P40"/>
      <text:p text:style-name="P40">Ερώτηση 23</text:p>
      <text:p text:style-name="P6">Τι γνωρίζετε για τις Επικοινωνίες δεδομένων;</text:p>
      <text:p text:style-name="P31">Απάντηση:</text:p>
      <text:p text:style-name="P18">Επικοινωνία δεδομένων είναι η ανταλλαγή πληροφοριών υπό μορφή data μεταξύ</text:p>
      <text:p text:style-name="P18">υπολογιστικών και τερματικών σταθμών.Πληροφορία είναι κάθε οργανωμένο σήμα.</text:p>
      <text:p text:style-name="P18">Δεδομένα (data) είναι ο συμβολισμός που αναπαριστά την κωδικοποιημένη μορφή της</text:p>
      <text:p text:style-name="P18">πληροφορίας με τη μορφή γραμμάτων ή συμβόλων.</text:p>
      <text:p text:style-name="P18">Μετάδοση δεδομένων είναι η μετακίνηση της πληροφορίας μέσα από φυσικά κανάλια</text:p>
      <text:p text:style-name="P18">μετάδοσης.</text:p>
      <text:p text:style-name="P18">● Φυσικά κυκλώματα μετάδοσης</text:p>
      <text:p text:style-name="P18">● Εξοπλισμός</text:p>
      <text:p text:style-name="P18">● Λογισμικό</text:p>
      <text:p text:style-name="P18">● Διαδικασίες αναγνώρισης και διόρθωσης</text:p>
      <text:p text:style-name="P18">● σφαλμάτων</text:p>
      <text:p text:style-name="P18">● Έλεγχο ροής</text:p>
      <text:p text:style-name="P18">● Κανόνες</text:p>
      <text:p text:style-name="P18"/>
      <text:p text:style-name="P41">Ερώτηση 2<text:span text:style-name="T27">4</text:span></text:p>
      <text:p text:style-name="P6"><text:span text:style-name="T27">E</text:span>ξηγηστε πως ο κωδικας baudot αυξανει των ρυθμο μεταδοσης των χαρακτηρων χρησιμοποιοντας χαρακτηρες των 5 αντι των 6 bit ενω αναπαριστα πανω απο 32 διαφορετικα συμβολα.</text:p>
      <text:p text:style-name="P32">Απάντηση:</text:p>
      <text:p text:style-name="P42"><text:span text:style-name="T20"><text:s/>Αυτό επιτυγχάνεται με τη χρήση μικρότερου αριθμού bit για την αναπαράσταση κάθε χαρακτήρα, επιτρέποντας έτσι τη μετάδοση περισσότερων χαρακτήρων σε μια δεδομένη χρονική μονάδα.</text:span>Αυτό επιτρέπει την αναπαράσταση μεγαλύτερου αριθμού συμβόλων με λιγότερα bits, βελτιώνοντας έτσι τον ρυθμό μετάδοσης των χαρακτήρων σε ένα σύστημα τηλεπικοινωνιών. Αυτή η αποδοτικότητα <text:soft-page-break/>στη χρήση των bits συμβάλλει στην αύξηση του ρυθμού μετάδοσης των χαρακτήρων στον κώδικα Baud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2:06:50.430737275</meta:creation-date>
    <dc:date>2024-09-14T17:29:55.976701147</dc:date>
    <meta:editing-duration>PT2H37M32S</meta:editing-duration>
    <meta:editing-cycles>10</meta:editing-cycles>
    <meta:generator>LibreOffice/24.2.5.2$Linux_X86_64 LibreOffice_project/420$Build-2</meta:generator>
    <meta:document-statistic meta:table-count="0" meta:image-count="0" meta:object-count="0" meta:page-count="6" meta:paragraph-count="203" meta:word-count="1827" meta:character-count="12608" meta:non-whitespace-character-count="10976"/>
  </office:meta>
</office:document-meta>
</file>